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478e97" officeooo:paragraph-rsid="00478e97"/>
    </style:style>
    <style:style style:name="P6" style:family="paragraph" style:parent-style-name="Table_20_Contents">
      <style:text-properties officeooo:rsid="005b9f96" officeooo:paragraph-rsid="005b9f96"/>
    </style:style>
    <style:style style:name="P7" style:family="paragraph" style:parent-style-name="Standard">
      <style:text-properties officeooo:paragraph-rsid="000a6a31"/>
    </style:style>
    <style:style style:name="P8" style:family="paragraph" style:parent-style-name="Standard">
      <style:paragraph-properties fo:text-align="center" style:justify-single-word="false"/>
      <style:text-properties officeooo:paragraph-rsid="001f41fa"/>
    </style:style>
    <style:style style:name="P9" style:family="paragraph" style:parent-style-name="Footer">
      <style:text-properties officeooo:rsid="00042183" officeooo:paragraph-rsid="001f41fa"/>
    </style:style>
    <style:style style:name="P10" style:family="paragraph" style:parent-style-name="Text_20_body">
      <style:text-properties officeooo:paragraph-rsid="0009d8a6"/>
    </style:style>
    <style:style style:name="P11" style:family="paragraph" style:parent-style-name="Text_20_body">
      <style:paragraph-properties fo:text-align="center" style:justify-single-word="false"/>
      <style:text-properties officeooo:rsid="00042183" officeooo:paragraph-rsid="001f41fa"/>
    </style:style>
    <style:style style:name="P12" style:family="paragraph" style:parent-style-name="Text_20_body">
      <style:text-properties officeooo:rsid="0005a0f7" officeooo:paragraph-rsid="001f41fa"/>
    </style:style>
    <style:style style:name="P13" style:family="paragraph" style:parent-style-name="Text_20_body">
      <style:text-properties officeooo:rsid="00478e97" officeooo:paragraph-rsid="00478e97"/>
    </style:style>
    <style:style style:name="P14" style:family="paragraph" style:parent-style-name="Text_20_body">
      <style:text-properties officeooo:rsid="0049cd7b" officeooo:paragraph-rsid="0049cd7b"/>
    </style:style>
    <style:style style:name="P15" style:family="paragraph" style:parent-style-name="Text_20_body">
      <style:text-properties officeooo:rsid="004c37db" officeooo:paragraph-rsid="004d4e5e"/>
    </style:style>
    <style:style style:name="P16" style:family="paragraph" style:parent-style-name="Text_20_body">
      <style:text-properties officeooo:rsid="004c37db" officeooo:paragraph-rsid="00570c53"/>
    </style:style>
    <style:style style:name="P17" style:family="paragraph" style:parent-style-name="Text_20_body">
      <style:text-properties officeooo:rsid="00525b06" officeooo:paragraph-rsid="005445bb"/>
    </style:style>
    <style:style style:name="P18" style:family="paragraph" style:parent-style-name="Text_20_body">
      <style:text-properties officeooo:rsid="005467be" officeooo:paragraph-rsid="005467be"/>
    </style:style>
    <style:style style:name="P19" style:family="paragraph" style:parent-style-name="Text_20_body">
      <style:text-properties officeooo:rsid="0056e0df" officeooo:paragraph-rsid="0056e0df"/>
    </style:style>
    <style:style style:name="P20" style:family="paragraph" style:parent-style-name="Text_20_body">
      <style:text-properties officeooo:rsid="00570c53" officeooo:paragraph-rsid="00570c53"/>
    </style:style>
    <style:style style:name="P21" style:family="paragraph" style:parent-style-name="Text_20_body">
      <style:text-properties officeooo:rsid="00582729" officeooo:paragraph-rsid="005a5e81"/>
    </style:style>
    <style:style style:name="P22" style:family="paragraph" style:parent-style-name="Text_20_body">
      <style:text-properties officeooo:rsid="0058d3dc" officeooo:paragraph-rsid="005a5e81"/>
    </style:style>
    <style:style style:name="P23" style:family="paragraph" style:parent-style-name="Title">
      <style:text-properties style:use-window-font-color="true" officeooo:paragraph-rsid="001f41fa"/>
    </style:style>
    <style:style style:name="P24" style:family="paragraph" style:parent-style-name="Title">
      <style:text-properties officeooo:rsid="00478e97" officeooo:paragraph-rsid="00478e97"/>
    </style:style>
    <style:style style:name="P25" style:family="paragraph" style:parent-style-name="Heading_20_1">
      <style:text-properties officeooo:rsid="00478e97" officeooo:paragraph-rsid="00478e97"/>
    </style:style>
    <style:style style:name="P26" style:family="paragraph" style:parent-style-name="Heading_20_1">
      <style:paragraph-properties fo:margin-left="0cm" fo:margin-right="0cm" fo:text-indent="-0.762cm" style:auto-text-indent="false" fo:break-before="page"/>
      <style:text-properties officeooo:paragraph-rsid="001f41fa"/>
    </style:style>
    <style:style style:name="P27" style:family="paragraph" style:parent-style-name="Heading_20_2">
      <style:text-properties officeooo:rsid="00478e97" officeooo:paragraph-rsid="00478e97"/>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5b9f96"/>
    </style:style>
    <style:style style:name="T2" style:family="text">
      <style:text-properties officeooo:rsid="001f41fa"/>
    </style:style>
    <style:style style:name="T3" style:family="text">
      <style:text-properties officeooo:rsid="00478e97"/>
    </style:style>
    <style:style style:name="T4" style:family="text">
      <style:text-properties officeooo:rsid="004a7cf1"/>
    </style:style>
    <style:style style:name="T5" style:family="text">
      <style:text-properties officeooo:rsid="004c636a"/>
    </style:style>
    <style:style style:name="T6" style:family="text">
      <style:text-properties officeooo:rsid="005119ee"/>
    </style:style>
    <style:style style:name="T7" style:family="text">
      <style:text-properties officeooo:rsid="005445bb"/>
    </style:style>
    <style:style style:name="T8" style:family="text">
      <style:text-properties officeooo:rsid="0056e0df"/>
    </style:style>
    <style:style style:name="T9" style:family="text">
      <style:text-properties officeooo:rsid="00570c53"/>
    </style:style>
    <style:style style:name="T10" style:family="text">
      <style:text-properties officeooo:rsid="0058d3dc"/>
    </style:style>
    <style:style style:name="T11" style:family="text">
      <style:text-properties officeooo:rsid="005a5e8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23">SVM Schüler-Verwaltung Metzenthin</text:p>
      <text:p text:style-name="P11"/>
      <text:p text:style-name="P24">Schlussbericht</text:p>
      <text:p text:style-name="P11"/>
      <text:p text:style-name="P11"/>
      <text:p text:style-name="P11">Martin Schraner</text:p>
      <text:p text:style-name="P11">Hans Stamm</text:p>
      <text:h text:style-name="P26" text:outline-level="1" text:is-list-header="true"><text:bookmark-start text:name="__RefHeading__1639_1351969843"/>Änderungsgeschichte<text:bookmark-end text:name="__RefHeading__1639_1351969843"/></text:h>
      <text:p text:style-name="P12"><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text:span text:style-name="T3">16.08</text:span>.2015</text:p>
          </table:table-cell>
          <table:table-cell table:style-name="Tabelle1.A2" office:value-type="string">
            <text:p text:style-name="P5">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6">23.08.2015</text:p>
          </table:table-cell>
          <table:table-cell table:style-name="Tabelle1.A2" office:value-type="string">
            <text:p text:style-name="P6">1.00</text:p>
          </table:table-cell>
          <table:table-cell table:style-name="Tabelle1.A2" office:value-type="string">
            <text:p text:style-name="P6">Finale Version</text:p>
          </table:table-cell>
          <table:table-cell table:style-name="Tabelle1.D2" office:value-type="string">
            <text:p text:style-name="P6">Hans Stamm, 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1639_1351969843" text:style-name="Index_20_Link" text:visited-style-name="Index_20_Link"><text:s/>Änderungsgeschichte<text:tab/>2</text:a></text:p>
          <text:p text:style-name="P28"><text:a xlink:type="simple" xlink:href="#__RefHeading__412_947305561" text:style-name="Index_20_Link" text:visited-style-name="Index_20_Link">1 Zweck<text:tab/>2</text:a></text:p>
          <text:p text:style-name="P28"><text:a xlink:type="simple" xlink:href="#__RefHeading__368_1207182159" text:style-name="Index_20_Link" text:visited-style-name="Index_20_Link">2 Zielerreichung<text:tab/>2</text:a></text:p>
          <text:p text:style-name="P28"><text:a xlink:type="simple" xlink:href="#__RefHeading__370_1207182159" text:style-name="Index_20_Link" text:visited-style-name="Index_20_Link">3 Allgemeiner Erfahrungsbericht<text:tab/>3</text:a></text:p>
          <text:p text:style-name="P28"><text:a xlink:type="simple" xlink:href="#__RefHeading__967_1344864653" text:style-name="Index_20_Link" text:visited-style-name="Index_20_Link">4 Persönliche Erfahrungen<text:tab/>3</text:a></text:p>
          <text:p text:style-name="P29"><text:a xlink:type="simple" xlink:href="#__RefHeading__969_1344864653" text:style-name="Index_20_Link" text:visited-style-name="Index_20_Link">4.1 Martin Schraner<text:tab/>3</text:a></text:p>
          <text:p text:style-name="P29"><text:a xlink:type="simple" xlink:href="#__RefHeading__971_1344864653" text:style-name="Index_20_Link" text:visited-style-name="Index_20_Link">4.2 Hans Stamm<text:tab/>4</text:a></text:p>
        </text:index-body>
      </text:table-of-content>
      <text:p text:style-name="P10"/>
      <text:h text:style-name="P25" text:outline-level="1"><text:bookmark-start text:name="__RefHeading__412_947305561"/>Zweck<text:bookmark-end text:name="__RefHeading__412_947305561"/></text:h>
      <text:p text:style-name="P13">Der Zweck dieses Dokumentes ist es, die Zielerreichung des Projektes zu beschreiben und eine Zusammenfassung der Eindrücke und Erfahrungen während des gesamten Projektes wiederzugeben.</text:p>
      <text:h text:style-name="P25" text:outline-level="1"><text:bookmark-start text:name="__RefHeading__368_1207182159"/>Zielerreichung<text:bookmark-end text:name="__RefHeading__368_1207182159"/></text:h>
      <text:p text:style-name="P17">Ziel der Masterarbeit war die Planung und Entwicklung einer neuen Schüler-Verwaltungsapplikation für das Kinder- und Jugendtheater Metzenthin und dabei möglichst viele der geplanten Funktionen zu implementieren. Nach der Erstellung der Anforderungsanalyse schätzten wir, in der verfügbaren Zeit sämtliche Funktionen ausser die Märchenverwaltung umsetzen <text:span text:style-name="T1">zu</text:span> können. Der Anfang der Realisierung, die Implementierung des ersten Anwendungsfalls „Schüler erfassen“, verlief sehr harzig, da wir aufgrund fehlender Erfahrung mit JPA und Swing viele Stolpersteine antrafen. Wir befürchteten damals, in der verfügbaren Zeit nicht viel mehr als die Schüler- und Lehrkräfte-Verwaltung implementieren zu können. Glücklicherweise <text:span text:style-name="T7">wurden wir nach Überwindung der Anfangsschwierigkeiten deutlich produktiver, wodurch wir </text:span><text:soft-page-break/><text:span text:style-name="T7">schliesslich neben der Schüler- und Lehrkräfte-Verwaltung auch die Kurs- und Märchenverwaltung umsetzen konnten. Nicht realisiert wurden damit vom Gesamtumfang einzig die Semesterrechungen. Die Umsetzung all dieser Anwendungsfälle war allerdings nur durch einen erheblichen Mehraufwand möglich.</text:span></text:p>
      <text:h text:style-name="P25" text:outline-level="1"><text:bookmark-start text:name="__RefHeading__370_1207182159"/>Allgemeiner Erfahrungsbericht<text:bookmark-end text:name="__RefHeading__370_1207182159"/></text:h>
      <text:p text:style-name="P18">Die Teamarbeit und insbesondere die wöchentlichen gemeinsamen Arbeitstage waren für beide Seiten extrem fruchtbar. Wir konnten viel voneinander lernen und haben bei auftretenden Problemen gemeinsam nach Lösungen gesucht. Auch zeigte sich, dass wir beide hohe Qualitätsansprüche an den Code und die Dokumentation hatten, was die Zusammenarbeit sehr angenehm machte.</text:p>
      <text:p text:style-name="P16"><text:span text:style-name="T9">Nach unserer</text:span> Meinung haben wir die Planungs- und Analyse-Phase gut gemeistert. Im Requirements-Engineering sind wir bewusst nicht zu weit ins Detail gegangen. Wir wollten uns einen Gesamt-Überblick über die Anforderungen schaffen und dann in der Realisierungs-Phase die Details erarbeiten. </text:p>
      <text:p text:style-name="P18">Da wir beide die mit GUI-Entwicklung und Datenbankanbindungen wenig bis keine Erfahrung hatten, mussten wir anfangs ziemlich viel Zeit in die Aneignung der neuen Technologien <text:span text:style-name="T8">auf</text:span>wenden. Trotzdem stiessen wir im Verlaufe des Projekts immer wieder auf unvorhergesehene Probleme, deren Lösung aufgrund der fehlenden Erfahrung teilweise sehr viel Zeit beanspruchte und das Projekt stark verzögerte. Die Komplexität <text:span text:style-name="T1">der</text:span> GUI-Entwicklung und Datenbankanbindungen wurde von uns beiden klar unterschätzt.</text:p>
      <text:p text:style-name="P20">Eine Herausforderung war für uns beide auch die Erstellung der Architektur und des Design, weil wir bisher praktisch ausschliesslich <text:span text:style-name="T1">an</text:span> schon bestehenden Systemen entwickelt haben. Dadurch gab es in der Anfangsphase viele Umstrukturierungen.</text:p>
      <text:p text:style-name="P19">Im Rahmen der Masterarbeit wollten wir die Gelegenheit nutzen, für uns neue Tools und Hilfsmittel wie IntelliJ, Maven und Git kennenzulernen. Den Entscheid bereuten wir nicht, doch benötigten wir für die Einarbeitung auch hier deutlich mehr Zeit als vorgesehen.</text:p>
      <text:h text:style-name="P25" text:outline-level="1"><text:bookmark-start text:name="__RefHeading__967_1344864653"/>Persönliche Erfahrungen<text:bookmark-end text:name="__RefHeading__967_1344864653"/></text:h>
      <text:h text:style-name="P27" text:outline-level="2"><text:bookmark-start text:name="__RefHeading__969_1344864653"/>Martin Schraner<text:bookmark-end text:name="__RefHeading__969_1344864653"/></text:h>
      <text:p text:style-name="P21">Die Masterarbeit war für mich in vielen Bereichen äusserst lehrreich. Da ich bisher praktisch ausschliesslich mit schon bestehenden Systemen gearbeitet hatte, <text:span text:style-name="T11">fehlte mir die</text:span> Erfahrung mit Requirements-Engineering und dem Entwerfen <text:span text:style-name="T10">von</text:span> Architektur und Design. <text:span text:style-name="T10">Zudem hatte ich relativ </text:span><text:soft-page-break/><text:span text:style-name="T10">wenig Erfahrung mit objektorientierter Programmierung, da </text:span>meine früheren Projekte <text:span text:style-name="T11">fast</text:span> <text:span text:style-name="T10">alle</text:span> <text:span text:style-name="T10">in</text:span> Fortran waren. <text:span text:style-name="T10">Ich empfand es als extrem lehrreich, das im MAS gelernte in der Masterarbeit in Praxis umsetzen zu können. </text:span></text:p>
      <text:p text:style-name="P22">Äusserst wertvoll war für mich auch, dass wir die Masterarbeit im Zweierteam entwickelten. Bisher war ich bei meinen Projekten fast immer auf mich allein gestellt. Von der Erfahrung von Hans konnte ich viel profitieren, und ich empfand die Diskussionen und das gemeinsame Suchen nach Lösungen von auftretenden Problemen als sehr produktiv. Auch auf persönlicher Ebene fand ich die Zusammenarbeit mit Hans sehr angenehm und freute mich immer auf die gemeinsamen Arbeitstage.</text:p>
      <text:p text:style-name="P13"/>
      <text:h text:style-name="P27" text:outline-level="2"><text:bookmark-start text:name="__RefHeading__971_1344864653"/>Hans Stamm<text:bookmark-end text:name="__RefHeading__971_1344864653"/></text:h>
      <text:p text:style-name="P14">In den rund fünf Monaten, in denen wir das Projekt erarbeitet haben, galt es, in den verschiedenen Phasen des Projekts verschiedene Rollen einzunehmen und <text:span text:style-name="T4">unterschiedliche</text:span> Aufgaben <text:span text:style-name="T1">umzusetzen</text:span>. Das war sehr interessant für mich, da ich in meiner <text:span text:style-name="T4">täglichen Arbeit</text:span> meistens in Grossprojekten <text:span text:style-name="T4">mitarbeite </text:span>und selten <text:span text:style-name="T4">die Gelegenheit habe, in </text:span>andere Bereiche der Projektarbeit <text:span text:style-name="T4">detaillierter einzutauchen und ein Projekt von A bis Z durchzuziehen</text:span>. <text:span text:style-name="T4">Das Abdecken dieses breiten Spektrums </text:span>war gleichzeitig <text:span text:style-name="T6">aber </text:span>auch <text:span text:style-name="T6">eine Herausforderung</text:span>. <text:span text:style-name="T4">Natürlich konnte ich auf das im MAS Gelernte und die Unterlagen zurückgreifen. Aber erst in der Praxis merkt man, wo man sich noch vertiefter mit der Materie auseinandersetzen muss. Das braucht natürlich Zeit und das hatte ich sicher unterschätzt.</text:span></text:p>
      <text:p text:style-name="P15">Die Zusammenarbeit mit Martin empfand ich als <text:span text:style-name="T6">sehr</text:span> angenehm. <text:span text:style-name="T5">Ich finde, wir haben uns sehr gut ergänzt. Die wöchentlichen gemeinsamen Arbeitstage waren sehr hilfreich und erleichterten die Zusammenarbeit se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5b9f96"/>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4</text:page-number> von <text:page-count>4</text:page-count></text:p>
            </table:table-cell>
          </table:table-row>
        </table:table>
        <text:p text:style-name="MP3"/>
      </style:header>
      <style:footer>
        <text:p text:style-name="MP4">Dokument: <text:file-name text:display="name">Schlussbericht</text:file-name><text:tab/>Version: <text:span text:style-name="MT1">1</text:span>.<text:span text:style-name="MT1">00</text:span><text:tab/>Datum: <text:date style:data-style-name="N36" text:date-value="2015-08-23T22:21:17.666972670">23.08.2015</text:date></text:p>
        <text:p text:style-name="MP4"><text:tab/><text:span text:style-name="MT2">Status: fin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23T22:21:17.622208849</dc:date>
    <meta:editing-duration>PT5H56M44S</meta:editing-duration>
    <meta:editing-cycles>74</meta:editing-cycles>
    <dc:creator>Martin Schraner</dc:creator>
    <meta:document-statistic meta:table-count="2" meta:image-count="0" meta:object-count="0" meta:page-count="4" meta:paragraph-count="47" meta:word-count="752" meta:character-count="5494" meta:non-whitespace-character-count="4791"/>
  </office:meta>
</office:document-meta>
</file>